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2pt" style:font-size-asian="12pt" style:font-size-complex="12pt"/>
    </style:style>
    <style:style style:name="T13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officeooo:rsid="0f2e8f46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8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4" style:family="text">
      <style:text-properties officeooo:rsid="04473353"/>
    </style:style>
    <style:style style:name="T1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officeooo:rsid="0aace3cd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3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officeooo:rsid="0f95a7a0"/>
    </style:style>
    <style:style style:name="T219" style:family="text">
      <style:text-properties officeooo:rsid="0f8f58bd"/>
    </style:style>
    <style:style style:name="T220" style:family="text">
      <style:text-properties style:text-underline-style="none" officeooo:rsid="0f0ca65a" style:font-style-asian="italic" style:font-size-complex="12pt" style:font-style-complex="italic"/>
    </style:style>
    <style:style style:name="T221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0">C</text:span><text:span text:style-name="T109">hecklist voor </text:span><text:span text:style-name="T111">de installatie</text:span><text:span text:style-name="T109"> van </text:span><text:span text:style-name="T109"><text:user-field-get text:name="Distro">Ubuntu</text:user-field-get></text:span><text:span text:style-name="T109"><text:s/></text:span><text:span text:style-name="T115"><text:user-field-get text:name="Version">24.04 LTS</text:user-field-get></text:span><text:span text:style-name="T113"><text:note text:id="ftn1" text:note-class="footnote"><text:note-citation>1</text:note-citation><text:note-body><text:p text:style-name="P44"><text:span text:style-name="T195">D</text:span><text:span text:style-name="T188">eze </text:span><text:span text:style-name="T199"><text:user-field-get text:name="Distro">Ubuntu</text:user-field-get></text:span><text:span text:style-name="T190"><text:s/></text:span><text:span text:style-name="T200"><text:user-field-get text:name="Version">24.04 LTS</text:user-field-get></text:span><text:span text:style-name="T200"><text:s/>Server</text:span><text:span text:style-name="T188"> van april</text:span><text:span text:style-name="T191"> </text:span><text:span text:style-name="T201"><text:user-field-get text:name="Releaseyear">2024</text:user-field-get></text:span><text:span text:style-name="T192"><text:s/></text:span><text:span text:style-name="T195">is een zogenaamde </text:span><text:span text:style-name="T188">LTS-</text:span><text:span text:style-name="T195">versie</text:span><text:span text:style-name="T188"> </text:span><text:span text:style-name="T195">(</text:span><text:span text:style-name="T188">staat voor Long-Term Support, </text:span><text:span text:style-name="T189">langetermijnondersteuning</text:span><text:span text:style-name="T195">)</text:span><text:span text:style-name="T189"> </text:span><text:span text:style-name="T197">en</text:span><text:span text:style-name="T192"> </text:span><text:span text:style-name="T188">wordt gedurende 5 jaar ondersteund tot april 202</text:span><text:span text:style-name="T196">9</text:span><text:span text:style-name="T188">, en met een </text:span><text:span text:style-name="T193">gratis persoonlijk </text:span><text:span text:style-name="T188">Ubuntu </text:span><text:span text:style-name="T194">P</text:span><text:span text:style-name="T188">ro-abonnement gedurende 1</text:span><text:span text:style-name="T198">0</text:span><text:span text:style-name="T188"> jaar tot april 203</text:span><text:span text:style-name="T196">4</text:span><text:span text:style-name="T188">.</text:span></text:p></text:note-body></text:note></text:span><text:span text:style-name="T114"><text:s/></text:span><text:span text:style-name="T116">Server</text:span><text:span text:style-name="T112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6">g</text:span><text:span text:style-name="T8">ebruiker</text:span><text:span text:style-name="T20">&gt;</text:span><text:span text:style-name="T168"><text:tab/><text:tab/></text:span><text:span text:style-name="T182"> <text:tab/><text:tab/></text:span><text:span text:style-name="T169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69"><text:tab/></text:span><text:span text:style-name="T170">b</text:span><text:span text:style-name="T211">ijv.</text:span><text:span text:style-name="T171"> </text:span><text:span text:style-name="T180">J</text:span><text:span text:style-name="T181">a</text:span><text:span text:style-name="T180">n </text:span><text:span text:style-name="T181">Jansen</text:span></text:p>
      <text:p text:style-name="P49"><text:span text:style-name="T8">&lt;</text:span><text:span text:style-name="T174">g</text:span><text:span text:style-name="T9">ebruikersnaam&gt;<text:tab/></text:span><text:span text:style-name="T173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3"><text:tab/></text:span><text:span text:style-name="T175">b</text:span><text:span text:style-name="T214">ijv.</text:span><text:span text:style-name="T4"> </text:span><text:span text:style-name="T127">j</text:span><text:span text:style-name="T128">a</text:span><text:span text:style-name="T127">n</text:span></text:p>
      <text:p text:style-name="P2"><text:span text:style-name="T8">&lt;</text:span><text:span text:style-name="T12">comput</text:span><text:span text:style-name="T13">ernaam&gt;</text:span><text:span text:style-name="T177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3">ijv.</text:span><text:span text:style-name="T162"> </text:span><text:span text:style-name="T166">sv</text:span><text:span text:style-name="T167">02</text:span></text:p>
      <text:p text:style-name="P4"><text:span text:style-name="T20">&lt;</text:span><text:span text:style-name="T176">g</text:span><text:span text:style-name="T8">ebruiker</text:span><text:span text:style-name="T161">&gt;<text:tab/></text:span><text:span text:style-name="T163"><text:tab/></text:span><text:span text:style-name="T182"> <text:tab/><text:tab/></text:span><text:span text:style-name="T169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69"><text:tab/></text:span><text:span text:style-name="T170">e</text:span><text:span text:style-name="T212">vt.</text:span><text:span text:style-name="T172"> extra gebruikers</text:span></text:p>
      <text:p text:style-name="P55"><text:span text:style-name="T20">&lt;</text:span><text:span text:style-name="T176">g</text:span><text:span text:style-name="T8">ebruikersnaam</text:span><text:span text:style-name="T161">&gt;<text:tab/></text:span><text:span text:style-name="T173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3"><text:tab/></text:span><text:span text:style-name="T175">e</text:span><text:span text:style-name="T215">vt.</text:span><text:span text:style-name="T164"> </text:span><text:span text:style-name="T165">extra gebruikers</text:span></text:p>
      <text:p text:style-name="P51"><text:span text:style-name="T221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5">Nog niet op Linux?</text:span></text:span><text:span text:style-name="T122"><text:tab/></text:span><text:span text:style-name="T125">G</text:span><text:span text:style-name="T123">ebruik </text:span><text:span text:style-name="Strong_20_Emphasis"><text:span text:style-name="T129">Checklist </text:span></text:span><text:span text:style-name="Strong_20_Emphasis"><text:span text:style-name="T130">overzetten</text:span></text:span><text:span text:style-name="T123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24"> onder </text:span><text:span text:style-name="Strong_20_Emphasis"><text:span text:style-name="T106">Linux</text:span></text:span><text:span text:style-name="T120">.</text:span></text:p>
      <text:p text:style-name="P1"><text:span text:style-name="Strong_20_Emphasis"><text:span text:style-name="T107">Nieuwe installatie?</text:span></text:span><text:span text:style-name="T120"><text:tab/></text:span><text:span text:style-name="T125">B</text:span><text:span text:style-name="T120">egin bij hoofdstuk </text:span><text:span text:style-name="Strong_20_Emphasis"><text:span text:style-name="T107"><text:bookmark-ref text:reference-format="page" text:ref-name="__RefNumPara__4009_1271708128">2</text:bookmark-ref></text:span></text:span><text:span text:style-name="Strong_20_Emphasis"><text:span text:style-name="T107"><text:s text:c="2"/></text:span></text:span><text:span text:style-name="Strong_20_Emphasis"><text:span text:style-name="T108"><text:bookmark-ref text:reference-format="text" text:ref-name="__RefNumPara__4009_1271708128">Installatie uitvoeren</text:bookmark-ref></text:span></text:span><text:span text:style-name="T121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8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68">v</text:span><text:span text:style-name="T69">en</text:span><text:span text:style-name="T71">t</text:span><text:span text:style-name="T72">uele </text:span><text:span text:style-name="T73">extra </text:span><text:span text:style-name="T216">gebruiker</text:span><text:span text:style-name="T66">s</text:span><text:span text:style-name="T73"> aanmelden </text:span><text:span text:style-name="T74">en dezelfde stappen uitvoeren</text:span><text:span text:style-name="T70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88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6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2">Start de computer op vanaf</text:span><text:span text:style-name="T132"><text:note text:id="ftn3" text:note-class="footnote"><text:note-citation>1</text:note-citation><text:note-body><text:p text:style-name="P52"><text:span text:style-name="T78">B</text:span><text:span text:style-name="T79">ootmenu/</text:span><text:span text:style-name="T78">S</text:span><text:span text:style-name="T79">etup</text:span><text:span text:style-name="T77"> via </text:span><text:span text:style-name="T75">é</text:span><text:span text:style-name="T76">é</text:span><text:span text:style-name="T78">n van de </text:span><text:span text:style-name="T80">Veelgebruikte toetsen: </text:span><text:span text:style-name="T203">Esc</text:span><text:span text:style-name="T202">, </text:span><text:span text:style-name="T203">Delete</text:span><text:span text:style-name="T202">, </text:span><text:span text:style-name="T203">F1</text:span><text:span text:style-name="T202">, </text:span><text:span text:style-name="T203">F2</text:span><text:span text:style-name="T202">, </text:span><text:span text:style-name="T203">F9</text:span><text:span text:style-name="T202">, </text:span><text:span text:style-name="T203">F10</text:span><text:span text:style-name="T202">, </text:span><text:span text:style-name="T203">F11</text:span><text:span text:style-name="T202">, of </text:span><text:span text:style-name="T203">F12</text:span></text:p></text:note-body></text:note></text:span><text:span text:style-name="T132"> </text:span><text:span text:style-name="T135">een </text:span><text:span text:style-name="T117"><text:user-field-get text:name="Distro">Ubuntu</text:user-field-get></text:span><text:span text:style-name="T131"><text:s/></text:span><text:span text:style-name="T118"><text:user-field-get text:name="Version">24.04 LTS</text:user-field-get></text:span><text:span text:style-name="T118"><text:s/></text:span><text:span text:style-name="T119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4">Vanaf een </text:span><text:span text:style-name="T218">L</text:span><text:span text:style-name="T184">ive </text:span><text:span text:style-name="T219">USB</text:span><text:span text:style-name="T187">-stick</text:span><text:span text:style-name="T18"> </text:span><text:span text:style-name="T184">kunt u opstarten en </text:span><text:span text:style-name="T16">met </text:span><text:span text:style-name="T136"><text:user-field-get text:name="Distro">Ubuntu</text:user-field-get></text:span><text:span text:style-name="T136"><text:s/></text:span><text:span text:style-name="T184">werken zonder enige bestanden op de harde schijf te wijzigen en maakt ook installatie van </text:span><text:span text:style-name="T136"><text:user-field-get text:name="Distro">Ubuntu</text:user-field-get></text:span><text:span text:style-name="T136"><text:s/></text:span><text:span text:style-name="T184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5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3"><text:user-field-get text:name="Distro">Ubuntu</text:user-field-get></text:span></text:span><text:span text:style-name="Sterk_20_accent_20_voetnoot"><text:span text:style-name="T93"><text:s/></text:span></text:span><text:span text:style-name="Sterk_20_accent_20_voetnoot"><text:span text:style-name="T94">Server </text:span></text:span><text:span text:style-name="Sterk_20_accent_20_voetnoot"><text:span text:style-name="T93"><text:user-field-get text:name="Version">24.04 LTS</text:user-field-get></text:span></text:span><text:span text:style-name="T67"><text:s/></text:span><text:span text:style-name="T60">i</text:span><text:span text:style-name="T64">mage</text:span><text:span text:style-name="T60"> </text:span><text:span text:style-name="T59">vanaf </text:span><text:a xlink:type="simple" xlink:href="https://ubuntu.com/" text:style-name="Internet_20_link" text:visited-style-name="Visited_20_Internet_20_Link"><text:span text:style-name="T186">ubuntu.com</text:span></text:a><text:span text:style-name="T59">.</text:span><text:span text:style-name="T61"><text:line-break/>De </text:span><text:span text:style-name="T63">ver</text:span><text:span text:style-name="T61">volgstappen staan beschreven in </text:span><text:span text:style-name="Sterk_20_accent_20_voetnoot"><text:span text:style-name="T95">Linux informatie</text:span></text:span><text:span text:style-name="T61">, te vinden op </text:span><text:a xlink:type="simple" xlink:href="https://karelzimmer.nl/" text:style-name="Internet_20_link" text:visited-style-name="Visited_20_Internet_20_Link"><text:span text:style-name="T185">karelzimmer.nl</text:span></text:a><text:span text:style-name="T61">, onder </text:span><text:span text:style-name="Sterk_20_accent_20_voetnoot"><text:span text:style-name="T95">Linux</text:span></text:span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1">Try or Install Ubuntu </text:span></text:span><text:span text:style-name="Strong_20_Emphasis"><text:span text:style-name="T92">Server</text:span></text:span><text:span text:style-name="T24"> </text:span><text:span text:style-name="T27">en druk op </text:span><text:span text:style-name="T39">de </text:span><text:span text:style-name="T86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0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3">Kies</text:span><text:span text:style-name="T134"> </text:span><text:span text:style-name="Strong_20_Emphasis"><text:span text:style-name="T137">Nederlands</text:span></text:span><text:span text:style-name="T31"> </text:span><text:span text:style-name="T40">en druk op </text:span><text:span text:style-name="T39">de </text:span><text:span text:style-name="T87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7">Bij</text:span><text:span text:style-name="T139"> </text:span><text:span text:style-name="Strong_20_Emphasis"><text:span text:style-name="T155">Profile </text:span></text:span><text:span text:style-name="Strong_20_Emphasis"><text:span text:style-name="T156">configuration</text:span></text:span><text:span text:style-name="T157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4">V</text:span><text:span text:style-name="T140">ul </text:span><text:span text:style-name="T141">in </text:span><text:span text:style-name="Strong_20_Emphasis"><text:span text:style-name="T145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5">me</text:span></text:span><text:span text:style-name="T143"> </text:span><text:span text:style-name="T220">&lt;</text:span><text:span text:style-name="T183">g</text:span><text:span text:style-name="T15">ebruiker</text:span><text:span text:style-name="T220">&gt;</text:span><text:span text:style-name="T148">, </text:span><text:span text:style-name="Strong_20_Emphasis"><text:span text:style-name="T159"><text:line-break/></text:span></text:span><text:span text:style-name="Strong_20_Emphasis"><text:span text:style-name="T145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T11"> &lt;</text:span><text:span text:style-name="T10">comp</text:span><text:span text:style-name="T11">uternaam&gt;</text:span><text:span text:style-name="T143">,</text:span><text:span text:style-name="Strong_20_Emphasis"><text:span text:style-name="T160"><text:line-break/></text:span></text:span><text:span text:style-name="Strong_20_Emphasis"><text:span text:style-name="T146">Pick a username</text:span></text:span><text:span text:style-name="T143"> &lt;</text:span><text:span text:style-name="T11">gebruikersnaam&gt;</text:span><text:span text:style-name="T143">,</text:span><text:span text:style-name="Strong_20_Emphasis"><text:span text:style-name="T160"><text:line-break/></text:span></text:span><text:span text:style-name="T149">g</text:span><text:span text:style-name="T138">eef tweemaal een </text:span><text:span text:style-name="Strong_20_Emphasis"><text:span text:style-name="T138">wachtwoord</text:span></text:span><text:span text:style-name="T152"> </text:span><text:span text:style-name="T153">en druk op </text:span><text:span text:style-name="T154">de </text:span><text:span text:style-name="T158">Enter</text:span><text:span text:style-name="T152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79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89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79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1">E</text:span><text:span text:style-name="T83">ventuele extra </text:span><text:span text:style-name="T217">gebruiker</text:span><text:span text:style-name="T82">s</text:span><text:span text:style-name="T83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0">4</text:span></text:span><text:span text:style-name="T44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7">E</text:span><text:span text:style-name="T98">inde c</text:span><text:span text:style-name="T99">hecklist, </text:span><text:span text:style-name="T100">d</text:span><text:span text:style-name="T99">e installatie van </text:span><text:span text:style-name="T103"><text:user-field-get text:name="Distro">Ubuntu</text:user-field-get></text:span><text:span text:style-name="T101"><text:s/></text:span><text:span text:style-name="T102"><text:user-field-get text:name="Version">24.04 LTS</text:user-field-get></text:span><text:span text:style-name="T102"><text:s/></text:span><text:span text:style-name="T104">Server</text:span><text:span text:style-name="T96"> </text:span><text:span text:style-name="T99">is voltooid.</text:span></text:p>
      <text:p text:style-name="P5"/>
      <text:list text:style-name="L2">
        <text:list-header>
          <text:p text:style-name="P66"><text:span text:style-name="T205">Geschreven door </text:span><text:a xlink:type="simple" xlink:href="mailto:info@karelzimmer.nl?subject=Checklist%20installatie%20Linux" text:style-name="Internet_20_link" text:visited-style-name="Visited_20_Internet_20_Link"><text:span text:style-name="T206">Karel Zimmer</text:span></text:a><text:span text:style-name="T207">.</text:span></text:p>
          <text:p text:style-name="P67"><text:span text:style-name="T209">Licentie </text:span><text:span text:style-name="T207">C</text:span><text:span text:style-name="T208">C0</text:span><text:span text:style-name="T207"> 1.0 </text:span><text:span text:style-name="T20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4"><text:s/></text:span><text:span text:style-name="T20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3-13T12:54:00.348980203">13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4:00.220995820</dc:date>
    <meta:keyword>Installatie</meta:keyword>
    <meta:keyword>Checklist</meta:keyword>
    <meta:keyword>Linux</meta:keyword>
    <meta:editing-cycles>6914</meta:editing-cycles>
    <meta:editing-duration>P12DT8H20M42S</meta:editing-duration>
    <dc:creator>Karel Zimmer</dc:creator>
    <meta:document-statistic meta:table-count="4" meta:image-count="2" meta:object-count="0" meta:page-count="4" meta:paragraph-count="62" meta:word-count="360" meta:character-count="2458" meta:non-whitespace-character-count="2130"/>
    <meta:user-defined meta:name="Info 1"/>
    <meta:user-defined meta:name="Info 2"/>
    <meta:user-defined meta:name="Info 3"/>
    <meta:user-defined meta:name="Info 4"/>
  </office:meta>
</office:document-meta>
</file>